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b9497" officeooo:paragraph-rsid="001b9497"/>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b9497" officeooo:paragraph-rsid="001b9497"/>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b9497" officeooo:paragraph-rsid="001f3175"/>
    </style:style>
    <style:style style:name="P4" style:family="paragraph" style:parent-style-name="Standard">
      <style:paragraph-properties fo:text-align="justify" style:justify-single-word="false"/>
      <style:text-properties style:text-underline-style="none" officeooo:rsid="001b9497" officeooo:paragraph-rsid="001b9497"/>
    </style:style>
    <style:style style:name="P5" style:family="paragraph" style:parent-style-name="Standard">
      <style:paragraph-properties fo:text-align="justify" style:justify-single-word="false"/>
      <style:text-properties style:text-underline-style="none" officeooo:rsid="001b9497" officeooo:paragraph-rsid="001d52d7"/>
    </style:style>
    <style:style style:name="P6" style:family="paragraph" style:parent-style-name="Standard">
      <style:paragraph-properties fo:text-align="justify" style:justify-single-word="false"/>
      <style:text-properties style:text-underline-style="none" officeooo:rsid="001b9497" officeooo:paragraph-rsid="001f3175"/>
    </style:style>
    <style:style style:name="T1" style:family="text">
      <style:text-properties officeooo:rsid="001d52d7"/>
    </style:style>
    <style:style style:name="T2" style:family="text">
      <style:text-properties officeooo:rsid="001f3175"/>
    </style:style>
    <style:style style:name="T3" style:family="text">
      <style:text-properties style:text-underline-style="non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stòria de haskell:</text:p>
      <text:p text:style-name="P2"/>
      <text:p text:style-name="P1">Haskell és com el Shakespeare dels llenguatges de programació, una mica antic però encara important i influent avui en dia. Va néixer a mitjans dels anys 80, quan un grup de cerebrals del MIT (Massachusetts Institute of Technology) va dir: "Ei, necessitem un llenguatge de programació funcional pur, sense embolics."</text:p>
      <text:p text:style-name="P1"/>
      <text:p text:style-name="P1">Van començar a treballar en això, i al 1990, van llançar la primera versió oficial d'Haskell. Per cert, el nom és un homenatge al lògic Haskell Curry, no al personatge de Pirates del Carib!</text:p>
      <text:p text:style-name="P1"/>
      <text:p text:style-name="P1">Això que el fa tan especial? Bé, és com un purista de la programació. En lloc d'assignar valors a les variables, utilitza funcions per fer-ho tot. És com la Marie Kondo de la programació: "Si no és una funció, fora d'aquí!".</text:p>
      <text:p text:style-name="P1"/>
      <text:p text:style-name="P1">Amb el temps, Haskell ha guanyat una gran base de fans. Els amants de la programació funcional i els matemàtics els encanta per la seva elegància i la seva capacitat per resoldre problemes de manera molt clara i concisa.</text:p>
      <text:p text:style-name="P1"/>
      <text:p text:style-name="P1">Així que, en resum, Haskell és com el senyor elegant dels llenguatges de programació: una mica antic, però encara increïblement influent i admirat avui en dia.</text:p>
      <text:p text:style-name="P1"/>
      <text:p text:style-name="P2">Trets rellevants de haskell:</text:p>
      <text:p text:style-name="P2"/>
      <text:p text:style-name="P4">1. Funcions: En Haskell, les funcions són la pedra angular. Es defineixen mitjançant equacions i són pures, el que significa que sempre produeixen el mateix resultat donat el mateix conjunt d'entrades.</text:p>
      <text:p text:style-name="P4"/>
      <text:p text:style-name="P4">2. Variables: En lloc de variables mutables, Haskell utilitza vinculacions immutables. Això vol dir que un cop assignat un valor a una variable, aquest valor no es pot canviar. Per exemple, x = 5 assigna el valor 5 a la variable x.</text:p>
      <text:p text:style-name="P4"/>
      <text:p text:style-name="P4">3. Tipus de dades: Haskell és fortament tipat, el que vol dir que cada valor té un tipus específic. El tipus es declara explícitament, però en molts casos el compilador pot inferir-lo automàticament.</text:p>
      <text:p text:style-name="P4"/>
      <text:p text:style-name="P4">4. Estructures de control: En lloc d'ús de condicionals com if o bucles com for o while, Haskell utilitza expressions condicionals i recursivitat. Per exemple, if cond then expr1 else expr2.</text:p>
      <text:p text:style-name="P4"/>
      <text:p text:style-name="P4">5. Llista i tupla: Haskell ofereix diverses estructures de dades, com ara llistes i tuples, que es poden utilitzar per emmagatzemar col·leccions d'elements. Les llistes són col·leccions d'elements homogenis, mentre que les tuples poden contenir elements de diferents tipus.</text:p>
      <text:p text:style-name="P4"/>
      <text:p text:style-name="P4">6. Sintaxi: La sintaxi d'Haskell és clara i concisa, amb l'ús d'indentació per a delimitar blocs de codi. Això fa que el codi Haskell sigui molt llegible i elegant.</text:p>
      <text:p text:style-name="P4"/>
      <text:p text:style-name="P4"/>
      <text:p text:style-name="P4"/>
      <text:p text:style-name="P4"/>
      <text:p text:style-name="P4"/>
      <text:p text:style-name="P4"/>
      <text:p text:style-name="P4"/>
      <text:p text:style-name="P4"/>
      <text:p text:style-name="P4"/>
      <text:p text:style-name="P4"/>
      <text:p text:style-name="P3"><text:soft-page-break/>Compilació de haskell:</text:p>
      <text:p text:style-name="P2"/>
      <text:p text:style-name="P5"><text:span text:style-name="T1">1. </text:span>Tipus de codi: En Haskell, el codi font es pot escriure en arxius amb l'extensió ".hs". Cada arxiu .hs pot contenir mòduls que defineixen funcions, tipus de dades i altres elements del programa.</text:p>
      <text:p text:style-name="P5"/>
      <text:p text:style-name="P5"><text:span text:style-name="T1">2. </text:span>Compilació: Haskell es pot compilar utilitzant diversos compiladors, com GHC (Glasgow Haskell Compiler), que és el més popular. El compilador converteix el codi font Haskell en codi objecte executable que pot ser executat en el sistema operatiu.Interpreters: A més de la compilació, també es pot executar codi Haskell en un intèrpret interactiu, com GHCi. Això permet provar codi de manera interactiva, fer proves i experimentar amb funcions sense necessitat de compilar el codi cada vegada.</text:p>
      <text:p text:style-name="P5"/>
      <text:p text:style-name="P5"><text:span text:style-name="T1">3. </text:span>Mòduls: El codi Haskell es divideix en mòduls per organitzar-lo de manera lògica i facilitar la reutilització de codi. Cada mòdul pot contenir definicions de funcions, tipus de dades i altres elements relacionats.</text:p>
      <text:p text:style-name="P5"/>
      <text:p text:style-name="P5"><text:span text:style-name="T1">4. </text:span>Gestió de paquets: Haskell fa servir un sistema de gestió de paquets anomenat Cabal i el repositori Hackage. Això permet als desenvolupadors compartir i distribuir llibreries i aplicacions Haskell de manera fàcil i eficient.</text:p>
      <text:p text:style-name="P5"/>
      <text:p text:style-name="P5"><text:span text:style-name="T1">5. </text:span>Depuració i proves: Per a la depuració i proves de codi Haskell, es poden utilitzar diverses eines com GHCi per avaluació interactiva, HUnit per a proves unitàries, QuickCheck per a proves generatives, i altres eines de depuració com GHC's debugger.</text:p>
      <text:p text:style-name="P5"/>
      <text:p text:style-name="P5">En resum, Haskell ofereix un conjunt ric d'eines i recursos per al desenvolupament de software, amb compiladors potents, intèrprets interactius i eines per a la gestió de paquets i la depuració de codi. Això fa que sigui un llenguatge atractiu per a desenvolupadors que busquen productivitat i robustesa en el desenvolupament de software.</text:p>
      <text:p text:style-name="P5"/>
      <text:p text:style-name="P3"><text:span text:style-name="T2">Generaci</text:span>ó de haskell:</text:p>
      <text:p text:style-name="P3"/>
      <text:p text:style-name="P6">Haskell es classifica com un llenguatge de programació de tercera generació. La raó principal darrera d'aquesta classificació és la seva orientació cap a la programació funcional pura i la seva èmfasi en el paradigma funcional en comptes del paradigma imperatiu. Les característiques com la immutabilitat de les dades, la recursivitat i la referencial transparència són distintius de la tercera generació de llenguatges de programació, que inclouen també llenguatges com Lisp, Python i Java.</text:p>
      <text:p text:style-name="P6"/>
      <text:p text:style-name="P6">A més, Haskell va sorgir en una època en què s'estaven desenvolupant nous enfocaments i paradigmes de programació, i va adoptar moltes de les idees innovadores que van sorgir en aquesta època. Tot i que pot haver-hi debat sobre exactament en quina generació pertany un llenguatge específic, Haskell generalment es considera un exemple típic de la tercera generació pel seu èmfasi en la claredat, l'expressivitat i l'abstracció de les idees de programació.</text:p>
      <text:p text:style-name="P6"/>
      <text:p text:style-name="P6"/>
      <text:p text:style-name="P6"/>
      <text:p text:style-name="P6"/>
      <text:p text:style-name="P6"/>
      <text:p text:style-name="P6"/>
      <text:p text:style-name="P6"/>
      <text:p text:style-name="P6"/>
      <text:p text:style-name="P6"/>
      <text:p text:style-name="P3"><text:soft-page-break/><text:span text:style-name="T2">Arguments a favor i en contra</text:span> de haskell:</text:p>
      <text:p text:style-name="P3"/>
      <text:p text:style-name="P6">Coneixent els pros i contres d'Haskell pot ajudar a decidir si és el llenguatge de programació adequat per a una tasca o projecte específic. Aquí tens una visió general dels avantatges i desavantatges:</text:p>
      <text:p text:style-name="P6"/>
      <text:p text:style-name="P6">Avantatges:</text:p>
      <text:p text:style-name="P6">1. Seguretat i robustesa: Haskell ofereix una tipificació estàtica i fortament tipada que pot ajudar a atrapar errors en temps de compilació. Això fa que sigui més fàcil desenvolupar codi que sigui menys propens a errors i bugs.</text:p>
      <text:p text:style-name="P6"/>
      <text:p text:style-name="P6">2. Concisió i expressivitat: Gràcies a les seves característiques de programació funcional, Haskell permet escriure codi de manera concisa i expressiva. Les funcions d'ordre superior, la composició de funcions i altres tècniques permeten expressar les idees de manera clara i concisa.</text:p>
      <text:p text:style-name="P6"/>
      <text:p text:style-name="P6">3. Paral·lelisme i concurrent: Haskell facilita la programació paral·lela i concurrent. Això pot millorar significativament el rendiment dels programes en sistemes amb múltiples nuclis de CPU.</text:p>
      <text:p text:style-name="P6"/>
      <text:p text:style-name="P6">4. Efectes laterals controlats: La programació funcional pura d'Haskell promou la limitació dels efectes laterals, el que facilita la comprensió i el manteniment del codi. Això pot conduir a programes més predictibles i menys propensos a comportaments inesperats.</text:p>
      <text:p text:style-name="P6"/>
      <text:p text:style-name="P6">Desavantatges:</text:p>
      <text:p text:style-name="P6">1. <text:span text:style-name="T2">Curba</text:span> d'aprenentatge: Per als desenvolupadors nous en Haskell o en la programació funcional, la sintaxi i els conceptes avançats poden ser difícils d'entendre al principi. La necessitat de canviar la manera de pensar des del paradigma imperatiu pot fer que l'aprenentatge d'Haskell sigui més desafiador.</text:p>
      <text:p text:style-name="P6"/>
      <text:p text:style-name="P6">2. Manca d'adopció massiva: Tot i que Haskell té una base de seguidors apassionada, encara no és tan àmpliament adoptat com altres llenguatges com Java o Python. Això pot limitar la disponibilitat de biblioteques i recursos de la comunitat comparat amb altres llenguatges.</text:p>
      <text:p text:style-name="P6"/>
      <text:p text:style-name="P6">3. Rendiment: Encara que Haskell pot ser altament eficient en termes de temps d'execució, en certs casos pot tenir un sobre-cap o sobrecàrrega de memòria. Aquest problema es pot superar amb l'ús d'optimitzacions específiques i tècniques de programació.</text:p>
      <text:p text:style-name="P6"/>
      <text:p text:style-name="P6">Tot i aquests desavantatges, molts desenvolupadors troben que els beneficis d'Haskell superen els inconvenients, especialment en entorns on la seguretat, la fiabilitat i la claredat del codi són priori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i" fo:country="FI"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7:06:14.892239452</meta:creation-date>
    <meta:generator>LibreOffice/24.2.2.2$Linux_X86_64 LibreOffice_project/420$Build-2</meta:generator>
    <dc:date>2024-04-16T17:37:45.263094406</dc:date>
    <meta:editing-duration>PT18M55S</meta:editing-duration>
    <meta:editing-cycles>3</meta:editing-cycles>
    <meta:document-statistic meta:table-count="0" meta:image-count="0" meta:object-count="0" meta:page-count="3" meta:paragraph-count="35" meta:word-count="1168" meta:character-count="7397" meta:non-whitespace-character-count="6264"/>
  </office:meta>
</office:document-meta>
</file>